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4ec2" officeooo:paragraph-rsid="009c4ec2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f61f" officeooo:paragraph-rsid="009cf61f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9d4ba" officeooo:paragraph-rsid="005b43c1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572bd" officeooo:paragraph-rsid="004c4ae6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font-variant="normal" fo:text-transform="none" fo:color="#171717" loext:opacity="100%" style:font-name="Ubuntu" fo:font-size="14pt" fo:letter-spacing="normal" fo:font-style="normal" fo:font-weight="normal" officeooo:rsid="00279dea" officeooo:paragraph-rsid="00cb9e4a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style:font-name="Ubuntu" fo:font-size="14pt" fo:font-style="normal" officeooo:rsid="0093bbce" officeooo:paragraph-rsid="009c4ec2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/>
      <style:text-properties style:font-name="Ubuntu" fo:font-size="14pt" fo:font-style="normal" officeooo:paragraph-rsid="00af1bf5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style:font-name="Ubuntu" fo:font-size="14pt" fo:font-style="normal" officeooo:paragraph-rsid="00b2b61a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/>
      <style:text-properties style:font-name="Ubuntu" fo:font-size="14pt" fo:font-style="normal" officeooo:rsid="00a1a4de" officeooo:paragraph-rsid="00a4f588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/>
      <style:text-properties style:font-name="Ubuntu" fo:font-size="14pt" fo:font-style="normal" officeooo:rsid="00871691" officeooo:paragraph-rsid="009cf61f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/>
      <style:text-properties style:font-name="Ubuntu" fo:font-size="14pt" fo:font-style="normal" officeooo:rsid="008a3590" officeooo:paragraph-rsid="008a3590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/>
      <style:text-properties style:font-name="Ubuntu" fo:font-size="14pt" fo:font-style="normal" officeooo:rsid="00cb9e4a" officeooo:paragraph-rsid="00cb9e4a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line-height="150%"/>
      <style:text-properties style:font-name="Ubuntu" fo:font-size="14pt" fo:font-style="normal" officeooo:rsid="00cb9e4a" officeooo:paragraph-rsid="00cbcad1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line-height="150%"/>
      <style:text-properties style:font-name="Ubuntu" fo:font-size="14pt" fo:font-style="normal" officeooo:rsid="0063e411" officeooo:paragraph-rsid="0063e411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line-height="150%"/>
      <style:text-properties style:font-name="Ubuntu" fo:font-size="14pt" fo:font-style="normal" officeooo:rsid="0051109d" officeooo:paragraph-rsid="0062e4aa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line-height="150%"/>
      <style:text-properties style:font-name="Ubuntu" fo:font-size="14pt" fo:font-style="normal" officeooo:rsid="0051109d" officeooo:paragraph-rsid="00567979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line-height="150%"/>
      <style:text-properties style:font-name="Ubuntu" fo:font-size="14pt" fo:font-style="normal" officeooo:rsid="00279dea" officeooo:paragraph-rsid="004f1be9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/>
      <style:text-properties style:font-name="Ubuntu" fo:font-size="14pt" fo:font-style="normal" officeooo:rsid="00279dea" officeooo:paragraph-rsid="0041bdfa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line-height="150%"/>
      <style:text-properties style:font-name="Ubuntu" fo:font-size="14pt" fo:font-style="normal" officeooo:rsid="005971e9" officeooo:paragraph-rsid="005cc5fc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line-height="150%"/>
      <style:text-properties style:font-name="Ubuntu" fo:font-size="14pt" fo:font-style="normal" officeooo:rsid="0048828b" officeooo:paragraph-rsid="0048828b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line-height="150%"/>
      <style:text-properties style:font-name="Ubuntu" fo:font-size="14pt" fo:font-style="normal" officeooo:rsid="003801a4" officeooo:paragraph-rsid="0044366a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50%"/>
      <style:text-properties style:font-name="Ubuntu" fo:font-size="14pt" fo:font-style="normal" officeooo:rsid="007d5110" officeooo:paragraph-rsid="007daa2a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line-height="150%"/>
      <style:text-properties style:font-name="Ubuntu" fo:font-size="14pt" fo:font-style="normal" officeooo:rsid="006e2364" officeooo:paragraph-rsid="0076d34b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/>
      <style:text-properties style:font-name="Ubuntu" fo:font-size="14pt" fo:font-style="normal" officeooo:rsid="007053e0" officeooo:paragraph-rsid="007a9341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line-height="150%"/>
      <style:text-properties style:font-name="Ubuntu" fo:font-size="14pt" fo:font-style="normal" officeooo:rsid="007350ff" officeooo:paragraph-rsid="0070f50c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line-height="150%"/>
      <style:text-properties style:font-name="Ubuntu" fo:font-size="14pt" fo:font-style="normal" officeooo:rsid="007350ff" officeooo:paragraph-rsid="007350ff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line-height="150%"/>
      <style:text-properties style:font-name="Ubuntu" fo:font-size="14pt" fo:font-style="normal" officeooo:rsid="00cf8b12" officeooo:paragraph-rsid="00cf8b12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/>
      <style:text-properties style:font-name="Ubuntu" fo:font-style="normal" officeooo:paragraph-rsid="00d1804a" style:font-style-asian="normal" style:font-style-complex="normal"/>
    </style:style>
    <style:style style:name="P32" style:family="paragraph" style:parent-style-name="Text_20_body">
      <style:paragraph-properties fo:line-height="150%"/>
      <style:text-properties style:font-name="Ubuntu" fo:font-size="14pt" fo:font-style="normal" officeooo:paragraph-rsid="00a8d95e" style:font-size-asian="14pt" style:font-style-asian="normal" style:font-size-complex="14pt" style:font-style-complex="normal"/>
    </style:style>
    <style:style style:name="P33" style:family="paragraph" style:parent-style-name="Text_20_body">
      <style:paragraph-properties fo:line-height="150%"/>
      <style:text-properties style:font-name="Ubuntu" fo:font-size="14pt" fo:font-style="normal" officeooo:rsid="008a3590" officeooo:paragraph-rsid="00a1a4de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572bd" officeooo:paragraph-rsid="00d30a97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50%"/>
    </style:style>
    <style:style style:name="P36" style:family="paragraph" style:parent-style-name="Heading_20_1">
      <style:paragraph-properties fo:line-height="150%" fo:text-align="center" style:justify-single-word="false"/>
      <style:text-properties style:font-name="Ubuntu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1b1b1b" loext:opacity="100%" fo:font-size="14pt" fo:letter-spacing="normal" fo:font-weight="normal" officeooo:rsid="00d1804a" style:font-size-asian="14pt" style:font-size-complex="14pt"/>
    </style:style>
    <style:style style:name="T2" style:family="text">
      <style:text-properties fo:font-variant="normal" fo:text-transform="none" fo:color="#000000" loext:opacity="100%" fo:letter-spacing="normal" fo:font-weight="normal"/>
    </style:style>
    <style:style style:name="T3" style:family="text">
      <style:text-properties fo:font-variant="normal" fo:text-transform="none" fo:color="#000000" loext:opacity="100%" fo:letter-spacing="normal" fo:font-weight="normal" officeooo:rsid="003abd4c" fo:background-color="transparent" loext:char-shading-value="0"/>
    </style:style>
    <style:style style:name="T4" style:family="text">
      <style:text-properties fo:font-variant="normal" fo:text-transform="none" fo:color="#000000" loext:opacity="100%" fo:letter-spacing="normal" fo:font-weight="normal" officeooo:rsid="007c8977" fo:background-color="transparent" loext:char-shading-value="0"/>
    </style:style>
    <style:style style:name="T5" style:family="text">
      <style:text-properties fo:font-variant="normal" fo:text-transform="none" fo:color="#000000" loext:opacity="100%" fo:letter-spacing="normal" fo:font-weight="normal" officeooo:rsid="0094d2bf"/>
    </style:style>
    <style:style style:name="T6" style:family="text">
      <style:text-properties fo:font-variant="normal" fo:text-transform="none" fo:color="#000000" loext:opacity="100%" fo:letter-spacing="normal" fo:font-weight="normal" officeooo:rsid="009c4ec2"/>
    </style:style>
    <style:style style:name="T7" style:family="text">
      <style:text-properties fo:font-variant="normal" fo:text-transform="none" fo:color="#000000" loext:opacity="100%" fo:letter-spacing="normal" fo:font-weight="normal" officeooo:rsid="009cf61f"/>
    </style:style>
    <style:style style:name="T8" style:family="text">
      <style:text-properties fo:font-variant="normal" fo:text-transform="none" fo:color="#000000" loext:opacity="100%" fo:letter-spacing="normal" fo:font-weight="normal" officeooo:rsid="00aaa384"/>
    </style:style>
    <style:style style:name="T9" style:family="text">
      <style:text-properties fo:font-variant="normal" fo:text-transform="none" fo:color="#000000" loext:opacity="100%" fo:letter-spacing="normal" fo:font-weight="normal" officeooo:rsid="00ad6027"/>
    </style:style>
    <style:style style:name="T10" style:family="text">
      <style:text-properties fo:font-variant="normal" fo:text-transform="none" fo:color="#000000" loext:opacity="100%" fo:letter-spacing="normal" fo:font-weight="normal" officeooo:rsid="00af1bf5"/>
    </style:style>
    <style:style style:name="T11" style:family="text">
      <style:text-properties fo:font-variant="normal" fo:text-transform="none" fo:color="#000000" loext:opacity="100%" fo:letter-spacing="normal" fo:font-weight="normal" officeooo:rsid="00aba372"/>
    </style:style>
    <style:style style:name="T12" style:family="text">
      <style:text-properties fo:font-variant="normal" fo:text-transform="none" fo:color="#000000" loext:opacity="100%" fo:letter-spacing="normal" fo:font-weight="normal" officeooo:rsid="00b0b9d0"/>
    </style:style>
    <style:style style:name="T13" style:family="text">
      <style:text-properties fo:font-variant="normal" fo:text-transform="none" fo:color="#000000" loext:opacity="100%" fo:letter-spacing="normal" fo:font-weight="normal" officeooo:rsid="00b2b61a"/>
    </style:style>
    <style:style style:name="T14" style:family="text">
      <style:text-properties fo:font-variant="normal" fo:text-transform="none" fo:color="#000000" loext:opacity="100%" fo:letter-spacing="normal" fo:font-weight="normal" officeooo:rsid="00b65fe0"/>
    </style:style>
    <style:style style:name="T15" style:family="text">
      <style:text-properties fo:font-variant="normal" fo:text-transform="none" fo:color="#000000" loext:opacity="100%" fo:letter-spacing="normal" fo:font-weight="normal" officeooo:rsid="00b96a5a"/>
    </style:style>
    <style:style style:name="T16" style:family="text">
      <style:text-properties fo:font-variant="normal" fo:text-transform="none" fo:color="#000000" loext:opacity="100%" fo:letter-spacing="normal" fo:font-weight="normal" officeooo:rsid="00a39540"/>
    </style:style>
    <style:style style:name="T17" style:family="text">
      <style:text-properties fo:font-variant="normal" fo:text-transform="none" fo:color="#000000" loext:opacity="100%" fo:letter-spacing="normal" fo:font-weight="normal" officeooo:rsid="00a3bbcb"/>
    </style:style>
    <style:style style:name="T18" style:family="text">
      <style:text-properties fo:font-variant="normal" fo:text-transform="none" fo:color="#000000" loext:opacity="100%" fo:letter-spacing="normal" fo:font-weight="normal" officeooo:rsid="00a43c44"/>
    </style:style>
    <style:style style:name="T19" style:family="text">
      <style:text-properties fo:font-variant="normal" fo:text-transform="none" fo:color="#000000" loext:opacity="100%" fo:letter-spacing="normal" fo:font-weight="normal" officeooo:rsid="00a4f588"/>
    </style:style>
    <style:style style:name="T20" style:family="text">
      <style:text-properties fo:font-variant="normal" fo:text-transform="none" fo:color="#000000" loext:opacity="100%" fo:letter-spacing="normal" fo:font-weight="normal" officeooo:rsid="00a4afde"/>
    </style:style>
    <style:style style:name="T21" style:family="text">
      <style:text-properties fo:font-variant="normal" fo:text-transform="none" fo:color="#000000" loext:opacity="100%" fo:letter-spacing="normal" fo:font-weight="normal" officeooo:rsid="00871691"/>
    </style:style>
    <style:style style:name="T22" style:family="text">
      <style:text-properties fo:font-variant="normal" fo:text-transform="none" fo:color="#000000" loext:opacity="100%" fo:letter-spacing="normal" fo:font-weight="normal" officeooo:rsid="0093bbce"/>
    </style:style>
    <style:style style:name="T23" style:family="text">
      <style:text-properties fo:font-variant="normal" fo:text-transform="none" fo:color="#000000" loext:opacity="100%" fo:letter-spacing="normal" fo:font-weight="normal" officeooo:rsid="00c1b8de"/>
    </style:style>
    <style:style style:name="T24" style:family="text">
      <style:text-properties fo:font-variant="normal" fo:text-transform="none" fo:color="#000000" loext:opacity="100%" fo:letter-spacing="normal" fo:font-weight="normal" officeooo:rsid="00c8a17e"/>
    </style:style>
    <style:style style:name="T25" style:family="text">
      <style:text-properties fo:font-variant="normal" fo:text-transform="none" fo:color="#000000" loext:opacity="100%" fo:letter-spacing="normal" fo:font-weight="bold" officeooo:rsid="009c4ec2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normal" fo:font-weight="bold" officeooo:rsid="009cf61f" style:font-weight-asian="bold" style:font-weight-complex="bold"/>
    </style:style>
    <style:style style:name="T27" style:family="text">
      <style:text-properties fo:font-variant="normal" fo:text-transform="none" fo:color="#171717" loext:opacity="100%" fo:letter-spacing="normal" fo:font-weight="normal"/>
    </style:style>
    <style:style style:name="T28" style:family="text">
      <style:text-properties fo:font-variant="normal" fo:text-transform="none" fo:color="#171717" loext:opacity="100%" fo:letter-spacing="normal" fo:font-weight="normal" officeooo:rsid="00c3804a"/>
    </style:style>
    <style:style style:name="T29" style:family="text">
      <style:text-properties fo:font-variant="normal" fo:text-transform="none" fo:color="#171717" loext:opacity="100%" fo:letter-spacing="normal" fo:font-weight="normal" officeooo:rsid="00c7e3d3"/>
    </style:style>
    <style:style style:name="T30" style:family="text">
      <style:text-properties fo:font-variant="normal" fo:text-transform="none" fo:color="#171717" loext:opacity="100%" fo:letter-spacing="normal" fo:font-weight="normal" officeooo:rsid="00c40154"/>
    </style:style>
    <style:style style:name="T31" style:family="text">
      <style:text-properties fo:font-variant="normal" fo:text-transform="none" fo:color="#171717" loext:opacity="100%" fo:letter-spacing="normal" fo:font-weight="normal" officeooo:rsid="00279dea"/>
    </style:style>
    <style:style style:name="T32" style:family="text">
      <style:text-properties fo:font-variant="normal" fo:text-transform="none" fo:color="#171717" loext:opacity="100%" fo:letter-spacing="normal" fo:font-weight="normal" officeooo:rsid="00cbcad1"/>
    </style:style>
    <style:style style:name="T33" style:family="text">
      <style:text-properties fo:font-variant="normal" fo:text-transform="none" fo:color="#171717" loext:opacity="100%" fo:letter-spacing="normal" fo:font-weight="bold" officeooo:rsid="00cbcad1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45c26f"/>
    </style:style>
    <style:style style:name="T36" style:family="text">
      <style:text-properties officeooo:rsid="00499419"/>
    </style:style>
    <style:style style:name="T37" style:family="text">
      <style:text-properties officeooo:rsid="00279dea"/>
    </style:style>
    <style:style style:name="T38" style:family="text">
      <style:text-properties officeooo:rsid="004c4ae6"/>
    </style:style>
    <style:style style:name="T39" style:family="text">
      <style:text-properties officeooo:rsid="0052c1ed"/>
    </style:style>
    <style:style style:name="T40" style:family="text">
      <style:text-properties officeooo:rsid="0054b66d"/>
    </style:style>
    <style:style style:name="T41" style:family="text">
      <style:text-properties officeooo:rsid="0055190f"/>
    </style:style>
    <style:style style:name="T42" style:family="text">
      <style:text-properties officeooo:rsid="00567979"/>
    </style:style>
    <style:style style:name="T43" style:family="text">
      <style:text-properties officeooo:rsid="00587504"/>
    </style:style>
    <style:style style:name="T44" style:family="text">
      <style:text-properties officeooo:rsid="00592c2d"/>
    </style:style>
    <style:style style:name="T45" style:family="text">
      <style:text-properties officeooo:rsid="005b43c1"/>
    </style:style>
    <style:style style:name="T46" style:family="text">
      <style:text-properties officeooo:rsid="005cc5fc"/>
    </style:style>
    <style:style style:name="T47" style:family="text">
      <style:text-properties officeooo:rsid="00656ec2"/>
    </style:style>
    <style:style style:name="T48" style:family="text">
      <style:text-properties officeooo:rsid="006664aa"/>
    </style:style>
    <style:style style:name="T49" style:family="text">
      <style:text-properties officeooo:rsid="00684075"/>
    </style:style>
    <style:style style:name="T50" style:family="text">
      <style:text-properties officeooo:rsid="003abd4c"/>
    </style:style>
    <style:style style:name="T51" style:family="text">
      <style:text-properties officeooo:rsid="0070f50c"/>
    </style:style>
    <style:style style:name="T52" style:family="text">
      <style:text-properties officeooo:rsid="0076d34b"/>
    </style:style>
    <style:style style:name="T53" style:family="text">
      <style:text-properties officeooo:rsid="006ea3b1"/>
    </style:style>
    <style:style style:name="T54" style:family="text">
      <style:text-properties officeooo:rsid="00776e1e"/>
    </style:style>
    <style:style style:name="T55" style:family="text">
      <style:text-properties officeooo:rsid="007350ff"/>
    </style:style>
    <style:style style:name="T56" style:family="text">
      <style:text-properties officeooo:rsid="00779d0a"/>
    </style:style>
    <style:style style:name="T57" style:family="text">
      <style:text-properties officeooo:rsid="007a9341"/>
    </style:style>
    <style:style style:name="T58" style:family="text">
      <style:text-properties officeooo:rsid="007c8977"/>
    </style:style>
    <style:style style:name="T59" style:family="text">
      <style:text-properties officeooo:rsid="007daa2a"/>
    </style:style>
    <style:style style:name="T60" style:family="text">
      <style:text-properties officeooo:rsid="007e1b6e"/>
    </style:style>
    <style:style style:name="T61" style:family="text">
      <style:text-properties officeooo:rsid="008016c5"/>
    </style:style>
    <style:style style:name="T62" style:family="text">
      <style:text-properties officeooo:rsid="0080b22a"/>
    </style:style>
    <style:style style:name="T63" style:family="text">
      <style:text-properties officeooo:rsid="008c1663"/>
    </style:style>
    <style:style style:name="T64" style:family="text">
      <style:text-properties officeooo:rsid="00a8d95e"/>
    </style:style>
    <style:style style:name="T65" style:family="text">
      <style:text-properties officeooo:rsid="008da294"/>
    </style:style>
    <style:style style:name="T66" style:family="text">
      <style:text-properties officeooo:rsid="008536df"/>
    </style:style>
    <style:style style:name="T67" style:family="text">
      <style:text-properties officeooo:rsid="00a021c9"/>
    </style:style>
    <style:style style:name="T68" style:family="text">
      <style:text-properties officeooo:rsid="00beab6b"/>
    </style:style>
    <style:style style:name="T69" style:family="text">
      <style:text-properties officeooo:rsid="00bfd298"/>
    </style:style>
    <style:style style:name="T70" style:family="text">
      <style:text-properties officeooo:rsid="00cbcad1"/>
    </style:style>
    <style:style style:name="T71" style:family="text">
      <style:text-properties officeooo:rsid="00cf940b"/>
    </style:style>
    <style:style style:name="T72" style:family="text">
      <style:text-properties officeooo:rsid="00d1804a"/>
    </style:style>
    <style:style style:name="T73" style:family="text">
      <style:text-properties fo:font-size="18.2000007629395pt" fo:font-weight="bold" officeooo:rsid="00d20c1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4" style:family="text">
      <style:text-properties fo:font-size="18.2000007629395pt" style:font-size-asian="18.2000007629395pt" style:font-size-complex="18.200000762939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73">Funcionamento Interno</text:span><text:span text:style-name="T74"> 01</text:span></text:h>
      <text:p text:style-name="P34">Quem diz a engine JS para executar partes do seu programa? A engine JS na verdade não é executada isoladamente, mas sim em um ambiente de hospedagem, que para a maioria dos devs é o navegador da web ou o node.js. Atualmente, o javascript é incorporado em todos os tipos de dispositivos. Cada dispositivo representa um tipo diferente de ambiente de hospedagem para a engine JS</text:p>
      <text:h text:style-name="P2" text:outline-level="2">Event Loop</text:h>
      <text:p text:style-name="P17">O event loop é um mecanismo <text:span text:style-name="T47">interno </text:span>que controla <text:span text:style-name="T47">o ecossistema de</text:span> execução dos codigos no javascript. <text:span text:style-name="T48">É</text:span><text:span text:style-name="T47"> a engrenagem que faz tudo girar, </text:span><text:span text:style-name="T48">controlando a call stack </text:span><text:span text:style-name="T49">e </text:span><text:span text:style-name="T48">a event queue. </text:span><text:span text:style-name="T49">Movendo, removendo, adicionando e executando codigo</text:span><text:span text:style-name="T48">.</text:span></text:p>
      <text:p text:style-name="P18"/>
      <text:p text:style-name="P19"><text:span text:style-name="T49">V</text:span>ai monitorar a call stack (pilha de chamadas) e a event queue (fila de eventos/retorno). <text:span text:style-name="T39">Se a call stack estiver vazia </text:span><text:span text:style-name="T41">o event loop vai pegar o </text:span><text:span text:style-name="T35">primeiro evento da </text:span><text:span text:style-name="T42">event queue</text:span><text:span text:style-name="T35"> e vai empurrar para a call stack, que </text:span><text:span text:style-name="T41">então </text:span><text:span text:style-name="T42">será executado</text:span><text:span text:style-name="T41">.</text:span><text:span text:style-name="T36">Se não estiver </text:span><text:span text:style-name="T43">vazia é</text:span><text:span text:style-name="T36"> </text:span><text:span text:style-name="T44">a função</text:span><text:span text:style-name="T40"> atual</text:span><text:span text:style-name="T36"> </text:span><text:span text:style-name="T43">que </text:span><text:span text:style-name="T36">será processad</text:span><text:span text:style-name="T44">a</text:span></text:p>
      <text:p text:style-name="P20"/>
      <text:p text:style-name="P22"><text:span text:style-name="T49">O event loop é</text:span> um fluxo de controle determinado por eventos ou alterações de estados. <text:span text:style-name="T46">Organizando</text:span><text:span text:style-name="T45"> para que as tarefas sejam executadas em uma ordem pré determinada de acordo com as prioridades das tarefas</text:span></text:p>
      <text:p text:style-name="P5"/>
      <text:p text:style-name="P23"><text:span text:style-name="T49">É ele quem </text:span>esta por trás da programação assincrona. Todas as operações são executadas em um único thread, mas usando algumas estruturas de dados inteligentes é dado a ilusão de multithreading</text:p>
      <text:p text:style-name="P24">__________________________________<text:span text:style-name="T37">___________________________________</text:span></text:p>
      <text:h text:style-name="P1" text:outline-level="2"><text:soft-page-break/>Call Stack <text:span text:style-name="T38">(Pilha de Chamadas)</text:span></text:h>
      <text:p text:style-name="P25">A call stack é uma pilha que armazena <text:span text:style-name="T59">tarefas/</text:span><text:span text:style-name="T61">chamadas</text:span><text:span text:style-name="T59"> que estão sendo executadas no momento ou que estão esperando para serem executadas no futuro, </text:span><text:span text:style-name="T60">quando elas terminam elas são removidas <text:s/>dessa pilha. </text:span><text:span text:style-name="T62">C</text:span><text:span text:style-name="T60">ada nova tarefa é colocada em cima da anterior, formando uma torre.</text:span></text:p>
      <text:p text:style-name="P26"/>
      <text:p text:style-name="P26">A call stack é responsavel por acompanhar todas as operações em linha a serem executadas. Sempre que uma função é concluida, ela é removida da pilha. <text:span text:style-name="T52">A pilha ou heap é </text:span><text:span text:style-name="T53">uma grande região de memoria</text:span></text:p>
      <text:p text:style-name="P27">A call stack é usada para gerenciar a execução de funções em um programa. <text:span text:style-name="T57">Rastreando onde o programa esta em sua execução e qual função esta sendo executada no momento.</text:span></text:p>
      <text:p text:style-name="P27">Quando uma função é chamada, ela é adicionada à call stack. Essa pilha mantém o controle sobre a ordem de execução das funç<text:span text:style-name="T51">ões</text:span>. Quando uma função é concluida <text:span text:style-name="T54">(</text:span><text:span text:style-name="T55">uma tarefa é executada</text:span><text:span text:style-name="T54">)</text:span> ela é removida da pilha de chamadas <text:span text:style-name="T50">permitindo que a execução continue de onde parou antes da chamada da função, </text:span><text:span text:style-name="T54">fazendo </text:span><text:span text:style-name="T55">a fila sempre se move</text:span><text:span text:style-name="T57">r</text:span><text:span text:style-name="T55"> e </text:span><text:span text:style-name="T57">permitindo que a</text:span><text:span text:style-name="T55"> próxima tarefa </text:span><text:span text:style-name="T57">possa</text:span><text:span text:style-name="T55"> ser executada</text:span><text:span text:style-name="T50">.</text:span></text:p>
      <text:p text:style-name="P28"/>
      <text:p text:style-name="P29">É uma fila invisivel onde o computador guarda todas as tarefas que ele precisa fazer. <text:span text:style-name="T50">Quando uma nova tarefa é adicionada à fila, ela vai para o final dela e espera sua vez de ser executada. </text:span>Ajuda<text:span text:style-name="T56">ndo</text:span> o computador a organizar suas tarefas e garantir que ela sejam <text:span text:style-name="T3">chamadas e executadas na ordem correta, </text:span><text:span text:style-name="T4">controlando o fluxo de execução do programa</text:span><text:span text:style-name="T3"> </text:span>, sem confusão ou erros <text:span text:style-name="T58">como loops infinitos ou estouro de memoria</text:span></text:p>
      <text:p text:style-name="P21">_____________________________________________________________________</text:p>
      <text:h text:style-name="P1" text:outline-level="2">Event Queue</text:h>
      <text:p text:style-name="P8"><text:span text:style-name="T2">O event queue é uma fila que armazena </text:span><text:span text:style-name="T5">tarefas assincronas, </text:span><text:span text:style-name="T6">organizadas em micro e macro tasks para a coordenação da execução.</text:span></text:p>
      <text:p text:style-name="P3"><text:soft-page-break/></text:p>
      <text:p text:style-name="P10"><text:span text:style-name="T25">M</text:span><text:span text:style-name="T26">icrotasks –</text:span><text:span text:style-name="T7"> </text:span><text:span text:style-name="T8">São as tarefas com maior prioridade, incluem </text:span><text:span text:style-name="T9">Promises, queueMicrotask() que permite adicionar qualquer função na fila de microtasks e </text:span><text:span text:style-name="T10">algumas </text:span><text:span text:style-name="T9">APIs ou bibliotecas. São executadas antes da próxima renderização do navegador (atualização do DOM e execução de outras tarefas relacionadas à interface do usuário) ou antes das macrotasks. </text:span><text:span text:style-name="T11">É </text:span><text:span text:style-name="T10">basicamente uma lista que vem antes do event queue e que armazena </text:span><text:span text:style-name="T11">cert</text:span><text:span text:style-name="T10">a</text:span><text:span text:style-name="T11">s </text:span><text:span text:style-name="T10">tarefas</text:span><text:span text:style-name="T11">, </text:span><text:span text:style-name="T10">no final jogando elas no event queue antes das macros</text:span></text:p>
      <text:p text:style-name="P11"><text:span text:style-name="T26">Macrotasks –</text:span><text:span text:style-name="T7"> </text:span><text:span text:style-name="T12">São as tarefas com menor prioridade, incluem </text:span><text:span text:style-name="T13">eventos do DOM, como cliques do mouse, mudanças de foco e carregamento de recursos externos, temporizadores como setTimeout(), requisições de rede e requestAnimationFrame(). <text:s/></text:span><text:span text:style-name="T9">São executadas </text:span><text:span text:style-name="T14">antes da próxima renderização apenas se não tiver microtasks pendentes. </text:span><text:span text:style-name="T15">É uma lista igual a microtask só que vai pegar outros tipos de tarefas</text:span></text:p>
      <text:p text:style-name="P4"/>
      <text:p text:style-name="P12"><text:span text:style-name="T2">É basicamente </text:span><text:span text:style-name="T16">um organizador, responsavel principalmente pelas Promises, fazendo </text:span><text:span text:style-name="T17">elas serem executadas sem travar </text:span><text:span text:style-name="T18">o fluxo principal. </text:span><text:span text:style-name="T19">Lançando elas na call stack apenas quando a call stack estiver vazia, ou seja, </text:span><text:span text:style-name="T20">quando <text:s/></text:span><text:span text:style-name="T19">não tiver mais </text:span><text:span text:style-name="T20">funções sincronas </text:span><text:span text:style-name="T19">para executar</text:span></text:p>
      <text:p text:style-name="P13"/>
      <text:p text:style-name="P32"><text:span text:style-name="T21">O event queue é uma fila que contém eventos de entrada ou saída, como cliques de mouse, solicitações de rede, respostas de servidor </text:span><text:span text:style-name="T22">e outras interações do usuário</text:span><text:span text:style-name="T63">. </text:span><text:span text:style-name="T64">É</text:span><text:span text:style-name="T63"> responsavel por enviar novas funções à pilha para processamento. </text:span><text:span text:style-name="T65">Segu</text:span><text:span text:style-name="T64">indo</text:span><text:span text:style-name="T65"> a estrutura de dados da fila para manter a sequencia correta</text:span><text:span text:style-name="T66">. </text:span></text:p>
      <text:p text:style-name="P33"/>
      <text:p text:style-name="P14">Em algum momento durante o loop de eventos as mensagem na fila começam a ser tratas. <text:span text:style-name="T67">C</text:span>riando um novo quadro de pilha para uso dessa função. Até a pilha estar novamente vazia o processamento das funções <text:soft-page-break/>continua. <text:span text:style-name="T37">Em seguida, o loop de eventos processará a próxima mensagem na fila (se houver)</text:span></text:p>
      <text:p text:style-name="P21">_____________________________________________________________________</text:p>
      <text:h text:style-name="P1" text:outline-level="2">Browser APIs</text:h>
      <text:p text:style-name="P15">Tem dois tipos de browser API, as ferramentas disponibilizadas pelo <text:span text:style-name="T70">browser</text:span> e a lista/lugar que armazena essas ferramentas <text:span text:style-name="T70">durante a execução</text:span>. </text:p>
      <text:p text:style-name="P15"/>
      <text:p text:style-name="P15"><text:span text:style-name="T34">Lista -</text:span> Permite as ferramentas executarem em segundo plano, <text:span text:style-name="T31">inicia</text:span><text:span text:style-name="T27">ndo</text:span><text:span text:style-name="T31"> seus próprios threads para executar o código paralelamente. </text:span><text:span text:style-name="T27">A</text:span><text:span text:style-name="T31"> maioria delas requer um retorno de chamada que posteriormente será enviado para a fila de eventos. </text:span></text:p>
      <text:p text:style-name="P7"/>
      <text:p text:style-name="P16"><text:span text:style-name="T33">Ferramentas -</text:span><text:span text:style-name="T32"> </text:span><text:span text:style-name="T27">tem </text:span><text:span text:style-name="T28">o objetivo de ajudar na construção de aplicações web, </text:span><text:span text:style-name="T29">a</text:span><text:span text:style-name="T28">umentando </text:span><text:span text:style-name="T30">a interatividade. </text:span><text:span text:style-name="T23">Cada </text:span><text:span text:style-name="T24">ferramenta/API</text:span><text:span text:style-name="T23"> é projetada para fornecer aos desenvolvedores acesso a um conjunto especifico de recursos do sistema ou </text:span></text:p>
      <text:p text:style-name="P16"><text:span text:style-name="T23">capacidades do navegador. </text:span><text:span text:style-name="T68">É um conjunto de interface de programação de aplicativos fornecidos pelos navegadores web. Permitindo criar aplicativos web interativos e dinamicos. Fornecendo acesso a recursos do sistema como a manipulação do DOM, criar e manipular co</text:span><text:span text:style-name="T69">okies, fazer requisições HTTP, acessar a geolocalização, DOM APIs, web APIs, APIs de eventos e APIs de tempo </text:span><text:span text:style-name="T70">e apesar de serem fornecidas pelo navegador quem acessa elas é o javascript</text:span></text:p>
      <text:p text:style-name="P21">_____________________________________________________________________</text:p>
      <text:h text:style-name="P2" text:outline-level="2">Run-to-completion</text:h>
      <text:p text:style-name="P31"><text:span text:style-name="T71">Cada tarefa é completada antes que qualquer outra seja processada, </text:span><text:span text:style-name="T72">ou seja, </text:span><text:span text:style-name="T1">sempre que uma tarefa é executada, ela não pode ser interrompida e será xecutada </text:span><text:soft-page-break/><text:span text:style-name="T1">inteiramente antes de qualquer outro código. A desvantagem é que se uma mensagem demorar muito para ser concluída, o aplicativo da Web não poderá processar as interações do usuário.</text:span></text:p>
      <text:p text:style-name="P9">_____________________________________________________________________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7:24:47.982593350</meta:creation-date>
    <dc:date>2023-04-26T07:45:11.726675818</dc:date>
    <meta:editing-duration>P1DT16H56M50S</meta:editing-duration>
    <meta:editing-cycles>95</meta:editing-cycles>
    <meta:generator>LibreOffice/7.0.4.2$Linux_X86_64 LibreOffice_project/00$Build-2</meta:generator>
    <meta:document-statistic meta:table-count="0" meta:image-count="0" meta:object-count="0" meta:page-count="5" meta:paragraph-count="32" meta:word-count="996" meta:character-count="6410" meta:non-whitespace-character-count="5437"/>
  </office:meta>
</office:document-meta>
</file>